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A0000000A039B2D770196335BE.png" manifest:media-type="image/png"/>
  <manifest:file-entry manifest:full-path="Pictures/10000000000000E1000000E1F10ADD6C4BC6F42D.jpg" manifest:media-type="image/jpeg"/>
  <manifest:file-entry manifest:full-path="Pictures/10000000000000E1000000E165CAD236FFA55C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 fo:min-height="3.306cm" fo:min-width="5.088cm"/>
    </style:style>
    <style:style style:name="gr3" style:family="graphic" style:parent-style-name="standard">
      <style:graphic-properties draw:textarea-horizontal-align="justify" draw:textarea-vertical-align="middle" draw:auto-grow-height="false" fo:min-height="0.386cm" fo:min-width="1.501cm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4.449cm" fo:min-width="12.327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892cm" fo:min-width="0.991cm"/>
    </style:style>
    <style:style style:name="gr6" style:family="graphic" style:parent-style-name="standard">
      <style:graphic-properties draw:textarea-horizontal-align="justify" draw:textarea-vertical-align="middle" draw:auto-grow-height="false" fo:min-height="2.892cm" fo:min-width="0.991cm"/>
    </style:style>
    <style:style style:name="gr7" style:family="graphic" style:parent-style-name="objectwithoutfill">
      <style:graphic-properties svg:stroke-width="0.102cm" draw:marker-start="Arrow" draw:marker-start-width="0.509cm" draw:marker-end="" draw:marker-end-width="0.61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fo:min-height="0.38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950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83cm" svg:height="3.285cm" svg:x="3.159cm" svg:y="7.621cm">
          <draw:image xlink:href="Pictures/10000000000000E1000000E165CAD236FFA55C4D.png" xlink:type="simple" xlink:show="embed" xlink:actuate="onLoad">
            <text:p/>
          </draw:image>
        </draw:frame>
        <draw:custom-shape draw:style-name="gr2" draw:text-style-name="P2" xml:id="id2" draw:id="id2" draw:layer="layout" svg:width="5.588cm" svg:height="3.556cm" svg:x="4.302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1.27cm" svg:x="1.762cm" svg:y="13.57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4" draw:text-style-name="P2" draw:layer="layout" svg:width="12.827cm" svg:height="4.699cm" svg:x="14.589cm" svg:y="2.77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651cm" svg:height="3.302cm" svg:x="17.002cm" svg:y="3.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1.397cm" svg:height="1.397cm" svg:x="17.129cm" svg:y="3.794cm">
            <draw:image xlink:href="Pictures/10000000000000E1000000E1F10ADD6C4BC6F42D.jpg" xlink:type="simple" xlink:show="embed" xlink:actuate="onLoad">
              <text:p/>
            </draw:image>
          </draw:frame>
          <draw:frame draw:style-name="gr1" draw:text-style-name="P1" draw:layer="layout" svg:width="1.295cm" svg:height="1.126cm" svg:x="17.231cm" svg:y="5.318cm">
            <draw:image xlink:href="Pictures/10000000000000A0000000A039B2D770196335BE.png" xlink:type="simple" xlink:show="embed" xlink:actuate="onLoad">
              <text:p/>
            </draw:image>
          </draw:frame>
          <draw:custom-shape draw:style-name="gr5" draw:text-style-name="P3" draw:layer="layout" svg:width="1.651cm" svg:height="3.302cm" svg:x="19.002cm" svg:y="3.54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1.397cm" svg:height="1.397cm" svg:x="19.129cm" svg:y="3.795cm">
            <draw:image xlink:href="Pictures/10000000000000E1000000E1F10ADD6C4BC6F42D.jpg" xlink:type="simple" xlink:show="embed" xlink:actuate="onLoad">
              <text:p/>
            </draw:image>
          </draw:frame>
          <draw:frame draw:style-name="gr1" draw:text-style-name="P1" draw:layer="layout" svg:width="1.295cm" svg:height="1.126cm" svg:x="19.231cm" svg:y="5.319cm">
            <draw:image xlink:href="Pictures/10000000000000A0000000A039B2D770196335BE.png" xlink:type="simple" xlink:show="embed" xlink:actuate="onLoad">
              <text:p/>
            </draw:image>
          </draw:frame>
          <draw:custom-shape draw:style-name="gr5" draw:text-style-name="P3" draw:layer="layout" svg:width="1.651cm" svg:height="3.302cm" svg:x="21.002cm" svg:y="3.54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1.397cm" svg:height="1.397cm" svg:x="21.129cm" svg:y="3.795cm">
            <draw:image xlink:href="Pictures/10000000000000E1000000E1F10ADD6C4BC6F42D.jpg" xlink:type="simple" xlink:show="embed" xlink:actuate="onLoad">
              <text:p/>
            </draw:image>
          </draw:frame>
          <draw:frame draw:style-name="gr1" draw:text-style-name="P1" draw:layer="layout" svg:width="1.295cm" svg:height="1.126cm" svg:x="21.231cm" svg:y="5.319cm">
            <draw:image xlink:href="Pictures/10000000000000A0000000A039B2D770196335BE.png" xlink:type="simple" xlink:show="embed" xlink:actuate="onLoad">
              <text:p/>
            </draw:image>
          </draw:frame>
          <draw:custom-shape draw:style-name="gr5" draw:text-style-name="P3" draw:layer="layout" svg:width="1.651cm" svg:height="3.302cm" svg:x="23.002cm" svg:y="3.54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1.397cm" svg:height="1.397cm" svg:x="23.129cm" svg:y="3.795cm">
            <draw:image xlink:href="Pictures/10000000000000E1000000E1F10ADD6C4BC6F42D.jpg" xlink:type="simple" xlink:show="embed" xlink:actuate="onLoad">
              <text:p/>
            </draw:image>
          </draw:frame>
          <draw:frame draw:style-name="gr1" draw:text-style-name="P1" draw:layer="layout" svg:width="1.295cm" svg:height="1.126cm" svg:x="23.231cm" svg:y="5.319cm">
            <draw:image xlink:href="Pictures/10000000000000A0000000A039B2D770196335BE.png" xlink:type="simple" xlink:show="embed" xlink:actuate="onLoad">
              <text:p/>
            </draw:image>
          </draw:frame>
          <draw:custom-shape draw:style-name="gr5" draw:text-style-name="P3" draw:layer="layout" svg:width="1.651cm" svg:height="3.302cm" svg:x="25.002cm" svg:y="3.54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1.397cm" svg:height="1.397cm" svg:x="25.129cm" svg:y="3.795cm">
            <draw:image xlink:href="Pictures/10000000000000E1000000E1F10ADD6C4BC6F42D.jpg" xlink:type="simple" xlink:show="embed" xlink:actuate="onLoad">
              <text:p/>
            </draw:image>
          </draw:frame>
          <draw:frame draw:style-name="gr1" draw:text-style-name="P1" draw:layer="layout" svg:width="1.295cm" svg:height="1.126cm" svg:x="25.231cm" svg:y="5.319cm">
            <draw:image xlink:href="Pictures/10000000000000A0000000A039B2D770196335BE.png" xlink:type="simple" xlink:show="embed" xlink:actuate="onLoad">
              <text:p/>
            </draw:image>
          </draw:frame>
        </draw:g>
        <draw:custom-shape draw:style-name="gr6" draw:text-style-name="P1" xml:id="id1" draw:id="id1" draw:layer="layout" svg:width="1.651cm" svg:height="3.302cm" svg:x="14.97cm" svg:y="3.54cm"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14.97cm" svg:y1="5.191cm" svg:x2="7.096cm" svg:y2="12.176cm" draw:start-shape="id1" draw:start-glue-point="3" draw:end-shape="id2" draw:end-glue-point="0" svg:d="M14970 5191h-7874v6985" svg:viewBox="0 0 7875 6986">
          <text:p/>
        </draw:connector>
        <draw:g>
          <draw:custom-shape draw:style-name="gr4" draw:text-style-name="P2" draw:layer="layout" svg:width="12.827cm" svg:height="4.699cm" svg:x="14.589cm" svg:y="8.78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651cm" svg:height="3.302cm" svg:x="17.002cm" svg:y="9.5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1.397cm" svg:height="1.397cm" svg:x="17.129cm" svg:y="9.798cm">
            <draw:image xlink:href="Pictures/10000000000000E1000000E1F10ADD6C4BC6F42D.jpg" xlink:type="simple" xlink:show="embed" xlink:actuate="onLoad">
              <text:p/>
            </draw:image>
          </draw:frame>
          <draw:frame draw:style-name="gr1" draw:text-style-name="P1" draw:layer="layout" svg:width="1.295cm" svg:height="1.126cm" svg:x="17.231cm" svg:y="11.322cm">
            <draw:image xlink:href="Pictures/10000000000000A0000000A039B2D770196335BE.png" xlink:type="simple" xlink:show="embed" xlink:actuate="onLoad">
              <text:p/>
            </draw:image>
          </draw:frame>
          <draw:custom-shape draw:style-name="gr5" draw:text-style-name="P3" draw:layer="layout" svg:width="1.651cm" svg:height="3.302cm" svg:x="19.002cm" svg:y="9.5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1.397cm" svg:height="1.397cm" svg:x="19.129cm" svg:y="9.799cm">
            <draw:image xlink:href="Pictures/10000000000000E1000000E1F10ADD6C4BC6F42D.jpg" xlink:type="simple" xlink:show="embed" xlink:actuate="onLoad">
              <text:p/>
            </draw:image>
          </draw:frame>
          <draw:frame draw:style-name="gr1" draw:text-style-name="P1" draw:layer="layout" svg:width="1.295cm" svg:height="1.126cm" svg:x="19.231cm" svg:y="11.323cm">
            <draw:image xlink:href="Pictures/10000000000000A0000000A039B2D770196335BE.png" xlink:type="simple" xlink:show="embed" xlink:actuate="onLoad">
              <text:p/>
            </draw:image>
          </draw:frame>
          <draw:custom-shape draw:style-name="gr5" draw:text-style-name="P3" draw:layer="layout" svg:width="1.651cm" svg:height="3.302cm" svg:x="21.002cm" svg:y="9.5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1.397cm" svg:height="1.397cm" svg:x="21.129cm" svg:y="9.799cm">
            <draw:image xlink:href="Pictures/10000000000000E1000000E1F10ADD6C4BC6F42D.jpg" xlink:type="simple" xlink:show="embed" xlink:actuate="onLoad">
              <text:p/>
            </draw:image>
          </draw:frame>
          <draw:frame draw:style-name="gr1" draw:text-style-name="P1" draw:layer="layout" svg:width="1.295cm" svg:height="1.126cm" svg:x="21.231cm" svg:y="11.323cm">
            <draw:image xlink:href="Pictures/10000000000000A0000000A039B2D770196335BE.png" xlink:type="simple" xlink:show="embed" xlink:actuate="onLoad">
              <text:p/>
            </draw:image>
          </draw:frame>
          <draw:custom-shape draw:style-name="gr5" draw:text-style-name="P3" draw:layer="layout" svg:width="1.651cm" svg:height="3.302cm" svg:x="23.002cm" svg:y="9.5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1.397cm" svg:height="1.397cm" svg:x="23.129cm" svg:y="9.799cm">
            <draw:image xlink:href="Pictures/10000000000000E1000000E1F10ADD6C4BC6F42D.jpg" xlink:type="simple" xlink:show="embed" xlink:actuate="onLoad">
              <text:p/>
            </draw:image>
          </draw:frame>
          <draw:frame draw:style-name="gr1" draw:text-style-name="P1" draw:layer="layout" svg:width="1.295cm" svg:height="1.126cm" svg:x="23.231cm" svg:y="11.323cm">
            <draw:image xlink:href="Pictures/10000000000000A0000000A039B2D770196335BE.png" xlink:type="simple" xlink:show="embed" xlink:actuate="onLoad">
              <text:p/>
            </draw:image>
          </draw:frame>
          <draw:custom-shape draw:style-name="gr5" draw:text-style-name="P3" draw:layer="layout" svg:width="1.651cm" svg:height="3.302cm" svg:x="25.002cm" svg:y="9.5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1.397cm" svg:height="1.397cm" svg:x="25.129cm" svg:y="9.799cm">
            <draw:image xlink:href="Pictures/10000000000000E1000000E1F10ADD6C4BC6F42D.jpg" xlink:type="simple" xlink:show="embed" xlink:actuate="onLoad">
              <text:p/>
            </draw:image>
          </draw:frame>
          <draw:frame draw:style-name="gr1" draw:text-style-name="P1" draw:layer="layout" svg:width="1.295cm" svg:height="1.126cm" svg:x="25.231cm" svg:y="11.323cm">
            <draw:image xlink:href="Pictures/10000000000000A0000000A039B2D770196335BE.png" xlink:type="simple" xlink:show="embed" xlink:actuate="onLoad">
              <text:p/>
            </draw:image>
          </draw:frame>
        </draw:g>
        <draw:custom-shape draw:style-name="gr6" draw:text-style-name="P1" xml:id="id3" draw:id="id3" draw:layer="layout" svg:width="1.651cm" svg:height="3.302cm" svg:x="14.97cm" svg:y="9.544cm"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2" draw:layer="layout" svg:width="12.827cm" svg:height="4.699cm" svg:x="14.516cm" svg:y="15.09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651cm" svg:height="3.302cm" svg:x="16.929cm" svg:y="15.8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1.397cm" svg:height="1.397cm" svg:x="17.056cm" svg:y="16.113cm">
            <draw:image xlink:href="Pictures/10000000000000E1000000E1F10ADD6C4BC6F42D.jpg" xlink:type="simple" xlink:show="embed" xlink:actuate="onLoad">
              <text:p/>
            </draw:image>
          </draw:frame>
          <draw:frame draw:style-name="gr1" draw:text-style-name="P1" draw:layer="layout" svg:width="1.295cm" svg:height="1.126cm" svg:x="17.158cm" svg:y="17.637cm">
            <draw:image xlink:href="Pictures/10000000000000A0000000A039B2D770196335BE.png" xlink:type="simple" xlink:show="embed" xlink:actuate="onLoad">
              <text:p/>
            </draw:image>
          </draw:frame>
          <draw:custom-shape draw:style-name="gr5" draw:text-style-name="P3" draw:layer="layout" svg:width="1.651cm" svg:height="3.302cm" svg:x="18.929cm" svg:y="15.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1.397cm" svg:height="1.397cm" svg:x="19.056cm" svg:y="16.114cm">
            <draw:image xlink:href="Pictures/10000000000000E1000000E1F10ADD6C4BC6F42D.jpg" xlink:type="simple" xlink:show="embed" xlink:actuate="onLoad">
              <text:p/>
            </draw:image>
          </draw:frame>
          <draw:frame draw:style-name="gr1" draw:text-style-name="P1" draw:layer="layout" svg:width="1.295cm" svg:height="1.126cm" svg:x="19.158cm" svg:y="17.638cm">
            <draw:image xlink:href="Pictures/10000000000000A0000000A039B2D770196335BE.png" xlink:type="simple" xlink:show="embed" xlink:actuate="onLoad">
              <text:p/>
            </draw:image>
          </draw:frame>
          <draw:custom-shape draw:style-name="gr5" draw:text-style-name="P3" draw:layer="layout" svg:width="1.651cm" svg:height="3.302cm" svg:x="20.929cm" svg:y="15.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1.397cm" svg:height="1.397cm" svg:x="21.056cm" svg:y="16.114cm">
            <draw:image xlink:href="Pictures/10000000000000E1000000E1F10ADD6C4BC6F42D.jpg" xlink:type="simple" xlink:show="embed" xlink:actuate="onLoad">
              <text:p/>
            </draw:image>
          </draw:frame>
          <draw:frame draw:style-name="gr1" draw:text-style-name="P1" draw:layer="layout" svg:width="1.295cm" svg:height="1.126cm" svg:x="21.158cm" svg:y="17.638cm">
            <draw:image xlink:href="Pictures/10000000000000A0000000A039B2D770196335BE.png" xlink:type="simple" xlink:show="embed" xlink:actuate="onLoad">
              <text:p/>
            </draw:image>
          </draw:frame>
          <draw:custom-shape draw:style-name="gr5" draw:text-style-name="P3" draw:layer="layout" svg:width="1.651cm" svg:height="3.302cm" svg:x="22.929cm" svg:y="15.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1.397cm" svg:height="1.397cm" svg:x="23.056cm" svg:y="16.114cm">
            <draw:image xlink:href="Pictures/10000000000000E1000000E1F10ADD6C4BC6F42D.jpg" xlink:type="simple" xlink:show="embed" xlink:actuate="onLoad">
              <text:p/>
            </draw:image>
          </draw:frame>
          <draw:frame draw:style-name="gr1" draw:text-style-name="P1" draw:layer="layout" svg:width="1.295cm" svg:height="1.126cm" svg:x="23.158cm" svg:y="17.638cm">
            <draw:image xlink:href="Pictures/10000000000000A0000000A039B2D770196335BE.png" xlink:type="simple" xlink:show="embed" xlink:actuate="onLoad">
              <text:p/>
            </draw:image>
          </draw:frame>
          <draw:custom-shape draw:style-name="gr5" draw:text-style-name="P3" draw:layer="layout" svg:width="1.651cm" svg:height="3.302cm" svg:x="24.929cm" svg:y="15.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1.397cm" svg:height="1.397cm" svg:x="25.056cm" svg:y="16.114cm">
            <draw:image xlink:href="Pictures/10000000000000E1000000E1F10ADD6C4BC6F42D.jpg" xlink:type="simple" xlink:show="embed" xlink:actuate="onLoad">
              <text:p/>
            </draw:image>
          </draw:frame>
          <draw:frame draw:style-name="gr1" draw:text-style-name="P1" draw:layer="layout" svg:width="1.295cm" svg:height="1.126cm" svg:x="25.158cm" svg:y="17.638cm">
            <draw:image xlink:href="Pictures/10000000000000A0000000A039B2D770196335BE.png" xlink:type="simple" xlink:show="embed" xlink:actuate="onLoad">
              <text:p/>
            </draw:image>
          </draw:frame>
        </draw:g>
        <draw:custom-shape draw:style-name="gr6" draw:text-style-name="P1" xml:id="id4" draw:id="id4" draw:layer="layout" svg:width="1.651cm" svg:height="3.302cm" svg:x="15.097cm" svg:y="15.859cm"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14.97cm" svg:y1="11.195cm" svg:x2="9.89cm" svg:y2="13.954cm" draw:start-shape="id3" draw:end-shape="id2" svg:d="M14970 11195h-2540v2759h-2540" svg:viewBox="0 0 5081 2760">
          <text:p/>
        </draw:connector>
        <draw:connector draw:style-name="gr7" draw:text-style-name="P4" draw:layer="layout" svg:x1="15.097cm" svg:y1="17.51cm" svg:x2="9.89cm" svg:y2="13.954cm" draw:start-shape="id4" draw:end-shape="id2" svg:d="M15097 17510h-2604v-3556h-2603" svg:viewBox="0 0 5208 3557">
          <text:p/>
        </draw:connector>
        <draw:frame draw:style-name="gr8" draw:text-style-name="P6" draw:layer="layout" svg:width="8.89cm" svg:height="0.962cm" svg:x="14.843cm" svg:y="1.562cm">
          <draw:text-box>
            <text:p text:style-name="P5"><text:span text:style-name="T1">Server</text:span></text:p>
          </draw:text-box>
        </draw:frame>
        <draw:frame draw:style-name="gr9" draw:text-style-name="P7" draw:layer="layout" svg:width="4.583cm" svg:height="0.962cm" svg:x="4.926cm" svg:y="13.473cm">
          <draw:text-box>
            <text:p>Load Balancer</text:p>
          </draw:text-box>
        </draw:frame>
        <draw:frame draw:style-name="gr10" draw:text-style-name="P7" draw:layer="layout" svg:width="2.667cm" svg:height="0.962cm" svg:x="14.589cm" svg:y="13.954cm">
          <draw:text-box>
            <text:p>...</text:p>
          </draw:text-box>
        </draw:frame>
        <draw:frame draw:style-name="gr11" draw:text-style-name="P7" draw:layer="layout" svg:width="3.351cm" svg:height="0.962cm" draw:transform="rotate (-1.56241874638532) translate (16.313cm 3.54cm)">
          <draw:text-box>
            <text:p>Scheduler</text:p>
          </draw:text-box>
        </draw:frame>
        <draw:frame draw:style-name="gr11" draw:text-style-name="P7" draw:layer="layout" svg:width="3.351cm" svg:height="0.962cm" draw:transform="rotate (-1.56241874638532) translate (16.314cm 9.441cm)">
          <draw:text-box>
            <text:p>Scheduler</text:p>
          </draw:text-box>
        </draw:frame>
        <draw:frame draw:style-name="gr11" draw:text-style-name="P7" draw:layer="layout" svg:width="3.351cm" svg:height="0.962cm" draw:transform="rotate (-1.56241874638532) translate (16.315cm 15.842cm)">
          <draw:text-box>
            <text:p>Schedul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is Keuper</meta:initial-creator>
    <meta:creation-date>2016-10-03T13:53:51.045070781</meta:creation-date>
    <dc:date>2016-10-03T14:21:23.784048946</dc:date>
    <dc:creator>Janis Keuper</dc:creator>
    <meta:editing-duration>PT12M8S</meta:editing-duration>
    <meta:editing-cycles>1</meta:editing-cycles>
    <meta:document-statistic meta:object-count="66"/>
    <meta:generator>LibreOffice/5.0.6.2$Linux_X86_64 LibreOffice_project/00m0$Build-2</meta:generator>
  </office:meta>
</office:document-meta>
</file>